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455cm" style:rel-column-width="5609*"/>
    </style:style>
    <style:style style:name="Tabela1.B" style:family="table-column">
      <style:table-column-properties style:column-width="9.989cm" style:rel-column-width="38506*"/>
    </style:style>
    <style:style style:name="Tabela1.C" style:family="table-column">
      <style:table-column-properties style:column-width="2.678cm" style:rel-column-width="10321*"/>
    </style:style>
    <style:style style:name="Tabela1.D" style:family="table-column">
      <style:table-column-properties style:column-width="2.879cm" style:rel-column-width="11099*"/>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data-style-name="N0">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1.A3" style:family="table-cell">
      <style:table-cell-properties fo:padding="0.097cm" fo:border-left="0.002cm solid #000000" fo:border-right="none" fo:border-top="none" fo:border-bottom="0.002cm solid #000000"/>
    </style:style>
    <style:style style:name="P1" style:family="paragraph" style:parent-style-name="Table_20_Contents">
      <style:text-properties fo:font-size="13pt"/>
    </style:style>
    <style:style style:name="P2" style:family="paragraph" style:parent-style-name="Table_20_Contents">
      <style:text-properties fo:font-size="13pt" fo:font-weight="bold" style:font-weight-asian="bold" style:font-weight-complex="bold"/>
    </style:style>
    <style:style style:name="P3" style:family="paragraph" style:parent-style-name="Subtitle">
      <style:paragraph-properties fo:text-align="start" style:justify-single-word="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Heading_20_1">
      <style:paragraph-properties fo:break-before="pag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p text:style-name="Title">System obsługi konsultacji pracowników Politechniki Wrocławskiej</text:p>
      <text:p text:style-name="Subtitle">Wykonane w ramach projektu zespołowego studentów:</text:p>
      <text:p text:style-name="P3"><text:tab/>-Marcin Wojciechowski (lider)</text:p>
      <text:p text:style-name="P3"><text:tab/>-Andrzej Walkowiak</text:p>
      <text:p text:style-name="P3"><text:tab/>-Łukasz Łęczycki</text:p>
      <text:p text:style-name="P3"><text:tab/>-Maciej Szczerbaniewicz</text:p>
      <text:p text:style-name="P3"><text:tab/>-Michał Kozioł </text:p>
      <text:p text:style-name="P3"><text:tab/>-Roman Tsiselskyy </text:p>
      <text:p text:style-name="Text_20_body"/>
      <text:h text:style-name="P10" text:outline-level="1">1. Definicja celów projektowanego systemu</text:h>
      <text:p text:style-name="Text_20_body"><text:tab/>Naszym zadaniem jest utworzenie systemu przechowującego informacje na temat konsultacji pracowników dydaktycznych Politechniki Wrocławskiej. Dotychczas informacje te były udostępniane na stronach poszczególnych pracowników w związku z tym nie istniały w zwięzłej zgrupowanej razem formie. Projektowany system ma zapewnić łatwe i komfortowe wyszukiwanie konsultacji różnych prowadzących oraz prezentować je w przejrzysty sposób. Informacje mają być dostępne w Internecie. Najważniejszymi punktami jest łatwość obsługi przez prowadzących oraz przejrzysty sposób prezentacji. Prócz tego musi zapewniać bezpieczeństwo danych przed utratą, zapewniać możliwie dużą niezawodność oraz pozwalać na edytowanie tylko wybranym osobom. Projekt obejmuje wykonanie zarówno aplikacji pośredniczącej między aplikacjami klienckimi, a bazą danych jak i utworzenie samej bazy. Przeprowadzone będą również testy oraz zostanie utworzona dokumentacja projektowa jak również instrukcja obsługi.</text:p>
      <text:p text:style-name="Text_20_body"/>
      <text:h text:style-name="Heading_20_1" text:outline-level="1">2. Opis zakresu projektu.</text:h>
      <text:p text:style-name="Text_20_body"/>
      <text:p text:style-name="Text_20_body">Zakres projektu obejmuje:</text:p>
      <text:p text:style-name="Text_20_body">a) wykonanie aplikacji serwerowej pośredniczącej między aplikacjami klienckimi, a bazą danych</text:p>
      <text:p text:style-name="Text_20_body">b) testowanie aplikacji</text:p>
      <text:p text:style-name="Text_20_body">c) wdrożenie aplikacji</text:p>
      <text:p text:style-name="Text_20_body">d) stworzenie dokumentacji projektowej oraz instrukcji obsługi</text:p>
      <text:p text:style-name="Text_20_body"/>
      <text:h text:style-name="P10" text:outline-level="1">3. Opis systemów zewnętrznych z którymi system będzie współpracował</text:h>
      <text:p text:style-name="Text_20_body"/>
      <text:p text:style-name="Text_20_body">Systemy zewnętrzne z którymi system będzie się komunikował to:</text:p>
      <text:p text:style-name="Text_20_body">a) aplikacje klienckie</text:p>
      <text:p text:style-name="Text_20_body">b) poczta Politechniki Wrocławskiej – weryfikacja tożsamości użytkowników</text:p>
      <text:p text:style-name="Text_20_body">c) baza danych MYSQL – zawierająca dane o użytkownikach i konsultacjach</text:p>
      <text:p text:style-name="Text_20_body"/>
      <text:h text:style-name="Heading_20_1" text:outline-level="1">4. Aktorzy w systemie</text:h>
      <text:list xml:id="list36468392" text:style-name="L1">
        <text:list-item>
          <text:p text:style-name="P4">Prowadzący (P)</text:p>
        </text:list-item>
        <text:list-item>
          <text:p text:style-name="P4">Student (S)</text:p>
        </text:list-item>
        <text:list-item>
          <text:p text:style-name="P4">Asystent (A)</text:p>
        </text:list-item>
        <text:list-item>
          <text:p text:style-name="P4">Administrator (I)</text:p>
        </text:list-item>
      </text:list>
      <text:p text:style-name="Text_20_body"/>
      <text:h text:style-name="Heading_20_1" text:outline-level="1">5. Przegląd funkcjonalności oraz proponowany czas realizacji</text:h>
      <text:p text:style-name="Text_20_body"/>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1">L.p.</text:p>
          </table:table-cell>
          <table:table-cell table:style-name="Tabela1.A1" office:value-type="string">
            <text:p text:style-name="P1">Funkcjonalność</text:p>
          </table:table-cell>
          <table:table-cell table:style-name="Tabela1.A1" office:value-type="string">
            <text:p text:style-name="P1">Użytkownicy</text:p>
          </table:table-cell>
          <table:table-cell table:style-name="Tabela1.D1" office:value-type="string">
            <text:p text:style-name="P1">Proponowany termin</text:p>
          </table:table-cell>
        </table:table-row>
        <table:table-row>
          <table:table-cell table:style-name="Tabela1.A2" office:value-type="float" office:value="1">
            <text:p text:style-name="P2">1</text:p>
          </table:table-cell>
          <table:table-cell table:style-name="Tabela1.B2" table:number-columns-spanned="3" office:value-type="string">
            <text:p text:style-name="P2">Zakres podstawowy:</text:p>
          </table:table-cell>
          <table:covered-table-cell/>
          <table:covered-table-cell/>
        </table:table-row>
        <table:table-row>
          <table:table-cell table:style-name="Tabela1.A3" office:value-type="string">
            <text:p text:style-name="P1">1.1</text:p>
          </table:table-cell>
          <table:table-cell table:style-name="Tabela1.A3" office:value-type="string">
            <text:p text:style-name="P1">Logowanie/wylogowywanie</text:p>
          </table:table-cell>
          <table:table-cell table:style-name="Tabela1.A3" office:value-type="string">
            <text:p text:style-name="P1">S,P,A,I</text:p>
          </table:table-cell>
          <table:table-cell table:style-name="Tabela1.B2" office:value-type="string">
            <text:p text:style-name="P1">27.03.2012</text:p>
          </table:table-cell>
        </table:table-row>
        <table:table-row>
          <table:table-cell table:style-name="Tabela1.A3" office:value-type="string">
            <text:p text:style-name="P1">1.2 </text:p>
          </table:table-cell>
          <table:table-cell table:style-name="Tabela1.A3" office:value-type="string">
            <text:p text:style-name="P1">Edycja/dodawanie konsultacji</text:p>
          </table:table-cell>
          <table:table-cell table:style-name="Tabela1.A3" office:value-type="string">
            <text:p text:style-name="P1">P,A, I</text:p>
          </table:table-cell>
          <table:table-cell table:style-name="Tabela1.B2" office:value-type="string">
            <text:p text:style-name="P1">27.03.2012</text:p>
          </table:table-cell>
        </table:table-row>
        <table:table-row>
          <table:table-cell table:style-name="Tabela1.A3" office:value-type="string">
            <text:p text:style-name="P1">1.3 </text:p>
          </table:table-cell>
          <table:table-cell table:style-name="Tabela1.A3" office:value-type="string">
            <text:p text:style-name="P1">Usuwanie wszystkich/wybranych konsultacji</text:p>
          </table:table-cell>
          <table:table-cell table:style-name="Tabela1.A3" office:value-type="string">
            <text:p text:style-name="P1">A, I</text:p>
          </table:table-cell>
          <table:table-cell table:style-name="Tabela1.B2" office:value-type="string">
            <text:p text:style-name="P1">27.03.2012</text:p>
          </table:table-cell>
        </table:table-row>
        <table:table-row>
          <table:table-cell table:style-name="Tabela1.A3" office:value-type="string">
            <text:p text:style-name="P1">1.4</text:p>
          </table:table-cell>
          <table:table-cell table:style-name="Tabela1.A3" office:value-type="string">
            <text:p text:style-name="P1">Eksport do .csv</text:p>
          </table:table-cell>
          <table:table-cell table:style-name="Tabela1.A3" office:value-type="string">
            <text:p text:style-name="P1">A, I, </text:p>
          </table:table-cell>
          <table:table-cell table:style-name="Tabela1.B2" office:value-type="string">
            <text:p text:style-name="P1">27.03.2012</text:p>
          </table:table-cell>
        </table:table-row>
        <table:table-row>
          <table:table-cell table:style-name="Tabela1.A3" office:value-type="string">
            <text:p text:style-name="P1">1.5</text:p>
          </table:table-cell>
          <table:table-cell table:style-name="Tabela1.A3" office:value-type="string">
            <text:p text:style-name="P1">Edycja kont</text:p>
          </table:table-cell>
          <table:table-cell table:style-name="Tabela1.A3" office:value-type="string">
            <text:p text:style-name="P1">P, I</text:p>
          </table:table-cell>
          <table:table-cell table:style-name="Tabela1.B2" office:value-type="string">
            <text:p text:style-name="P1">27.03.2012</text:p>
          </table:table-cell>
        </table:table-row>
        <table:table-row>
          <table:table-cell table:style-name="Tabela1.A3" office:value-type="string">
            <text:p text:style-name="P1">1.6</text:p>
          </table:table-cell>
          <table:table-cell table:style-name="Tabela1.A3" office:value-type="string">
            <text:p text:style-name="P1">Generowanie HTML-a z tabelą</text:p>
          </table:table-cell>
          <table:table-cell table:style-name="Tabela1.A3" office:value-type="string">
            <text:p text:style-name="P1">A, I</text:p>
          </table:table-cell>
          <table:table-cell table:style-name="Tabela1.B2" office:value-type="string">
            <text:p text:style-name="P1">27.03.2012</text:p>
          </table:table-cell>
        </table:table-row>
        <table:table-row>
          <table:table-cell table:style-name="Tabela1.A3" office:value-type="string">
            <text:p text:style-name="P2">2</text:p>
          </table:table-cell>
          <table:table-cell table:style-name="Tabela1.B2" table:number-columns-spanned="3" office:value-type="string">
            <text:p text:style-name="P2">Zakres rozszerzony</text:p>
          </table:table-cell>
          <table:covered-table-cell/>
          <table:covered-table-cell/>
        </table:table-row>
        <table:table-row>
          <table:table-cell table:style-name="Tabela1.A3" office:value-type="string">
            <text:p text:style-name="P1">2.1</text:p>
          </table:table-cell>
          <table:table-cell table:style-name="Tabela1.A3" office:value-type="string">
            <text:p text:style-name="P1">Obsługa dni wolnych</text:p>
          </table:table-cell>
          <table:table-cell table:style-name="Tabela1.A3" office:value-type="string">
            <text:p text:style-name="P1">A, I</text:p>
          </table:table-cell>
          <table:table-cell table:style-name="Tabela1.B2" office:value-type="string">
            <text:p text:style-name="P1">24.04.2012</text:p>
          </table:table-cell>
        </table:table-row>
        <table:table-row>
          <table:table-cell table:style-name="Tabela1.A3" office:value-type="string">
            <text:p text:style-name="P1">2.2</text:p>
          </table:table-cell>
          <table:table-cell table:style-name="Tabela1.A3" office:value-type="string">
            <text:p text:style-name="P1">Sortowanie danych wg nazwisk</text:p>
          </table:table-cell>
          <table:table-cell table:style-name="Tabela1.A3" office:value-type="string">
            <text:p text:style-name="P1">S,P,A,I</text:p>
          </table:table-cell>
          <table:table-cell table:style-name="Tabela1.B2" office:value-type="string">
            <text:p text:style-name="P1">24.04.2012</text:p>
          </table:table-cell>
        </table:table-row>
        <text:soft-page-break/>
        <table:table-row>
          <table:table-cell table:style-name="Tabela1.A3" office:value-type="string">
            <text:p text:style-name="P1">2.3</text:p>
          </table:table-cell>
          <table:table-cell table:style-name="Tabela1.A3" office:value-type="string">
            <text:p text:style-name="P1">Sortowanie danych wg zakładu</text:p>
          </table:table-cell>
          <table:table-cell table:style-name="Tabela1.A3" office:value-type="string">
            <text:p text:style-name="P1">S,P,A,I</text:p>
          </table:table-cell>
          <table:table-cell table:style-name="Tabela1.B2" office:value-type="string">
            <text:p text:style-name="P1">24.04.2012</text:p>
          </table:table-cell>
        </table:table-row>
        <table:table-row>
          <table:table-cell table:style-name="Tabela1.A3" office:value-type="string">
            <text:p text:style-name="P1">2.4</text:p>
          </table:table-cell>
          <table:table-cell table:style-name="Tabela1.A3" office:value-type="string">
            <text:p text:style-name="P1">Tworzenie kopii zapasowej</text:p>
          </table:table-cell>
          <table:table-cell table:style-name="Tabela1.A3" office:value-type="string">
            <text:p text:style-name="P1">A,I</text:p>
          </table:table-cell>
          <table:table-cell table:style-name="Tabela1.B2" office:value-type="string">
            <text:p text:style-name="P1">24.04.2012</text:p>
          </table:table-cell>
        </table:table-row>
        <table:table-row>
          <table:table-cell table:style-name="Tabela1.A3" office:value-type="string">
            <text:p text:style-name="P1">2.5 </text:p>
          </table:table-cell>
          <table:table-cell table:style-name="Tabela1.A3" office:value-type="string">
            <text:p text:style-name="P1">Wybieranie terminu ważności konsultacji</text:p>
          </table:table-cell>
          <table:table-cell table:style-name="Tabela1.A3" office:value-type="string">
            <text:p text:style-name="P1">P,I</text:p>
          </table:table-cell>
          <table:table-cell table:style-name="Tabela1.B2" office:value-type="string">
            <text:p text:style-name="P1">24.04.2012</text:p>
          </table:table-cell>
        </table:table-row>
        <table:table-row>
          <table:table-cell table:style-name="Tabela1.A3" office:value-type="string">
            <text:p text:style-name="P1">2.6</text:p>
          </table:table-cell>
          <table:table-cell table:style-name="Tabela1.A3" office:value-type="string">
            <text:p text:style-name="P1">Importowanie danych z csv</text:p>
          </table:table-cell>
          <table:table-cell table:style-name="Tabela1.A3" office:value-type="string">
            <text:p text:style-name="P1">A,I</text:p>
          </table:table-cell>
          <table:table-cell table:style-name="Tabela1.B2" office:value-type="string">
            <text:p text:style-name="P1">24.04.2012</text:p>
          </table:table-cell>
        </table:table-row>
        <table:table-row>
          <table:table-cell table:style-name="Tabela1.A3" office:value-type="string">
            <text:p text:style-name="P1">2.7</text:p>
          </table:table-cell>
          <table:table-cell table:style-name="Tabela1.A3" office:value-type="string">
            <text:p text:style-name="P1">Obsługa tygodni parzystych i nieparzystych</text:p>
          </table:table-cell>
          <table:table-cell table:style-name="Tabela1.A3" office:value-type="string">
            <text:p text:style-name="P1">P,A,I</text:p>
          </table:table-cell>
          <table:table-cell table:style-name="Tabela1.B2" office:value-type="string">
            <text:p text:style-name="P1">24.04.2012</text:p>
          </table:table-cell>
        </table:table-row>
        <table:table-row>
          <table:table-cell table:style-name="Tabela1.A3" office:value-type="string">
            <text:p text:style-name="P2">3.</text:p>
          </table:table-cell>
          <table:table-cell table:style-name="Tabela1.B2" table:number-columns-spanned="3" office:value-type="string">
            <text:p text:style-name="P2">Zakres pełny</text:p>
          </table:table-cell>
          <table:covered-table-cell/>
          <table:covered-table-cell/>
        </table:table-row>
        <table:table-row>
          <table:table-cell table:style-name="Tabela1.A3" office:value-type="string">
            <text:p text:style-name="P1">3.1</text:p>
          </table:table-cell>
          <table:table-cell table:style-name="Tabela1.A3" office:value-type="string">
            <text:p text:style-name="P1">Rezerwowanie konsultacji przez studentów</text:p>
          </table:table-cell>
          <table:table-cell table:style-name="Tabela1.A3" office:value-type="string">
            <text:p text:style-name="P1">S,I</text:p>
          </table:table-cell>
          <table:table-cell table:style-name="Tabela1.B2" office:value-type="string">
            <text:p text:style-name="P1">25.04.2012</text:p>
          </table:table-cell>
        </table:table-row>
        <table:table-row>
          <table:table-cell table:style-name="Tabela1.A3" office:value-type="string">
            <text:p text:style-name="P1">3.2</text:p>
          </table:table-cell>
          <table:table-cell table:style-name="Tabela1.A3" office:value-type="string">
            <text:p text:style-name="P1">Sprawdzanie poprawności konsultacji (ilość godzin)</text:p>
          </table:table-cell>
          <table:table-cell table:style-name="Tabela1.A3" office:value-type="string">
            <text:p text:style-name="P1">I</text:p>
          </table:table-cell>
          <table:table-cell table:style-name="Tabela1.B2" office:value-type="string">
            <text:p text:style-name="P1">25.04.2012</text:p>
          </table:table-cell>
        </table:table-row>
        <table:table-row>
          <table:table-cell table:style-name="Tabela1.A3" office:value-type="string">
            <text:p text:style-name="P1">3.3</text:p>
          </table:table-cell>
          <table:table-cell table:style-name="Tabela1.A3" office:value-type="string">
            <text:p text:style-name="P1">Wprowadzanie seminariów zakładowych</text:p>
          </table:table-cell>
          <table:table-cell table:style-name="Tabela1.A3" office:value-type="string">
            <text:p text:style-name="P1">A,I</text:p>
          </table:table-cell>
          <table:table-cell table:style-name="Tabela1.B2" office:value-type="string">
            <text:p text:style-name="P1">25.04.2012</text:p>
          </table:table-cell>
        </table:table-row>
      </table:table>
      <text:p text:style-name="Text_20_body"/>
      <text:h text:style-name="Heading_20_1" text:outline-level="1">6. Ocena ryzyka</text:h>
      <text:p text:style-name="Text_20_body">Ryzykownymi elementami projektu są:</text:p>
      <text:p text:style-name="Text_20_body">1.Zdecydowaliśmy się na używanie Pythona w wersji 2.7.2, jako że nikt z nas nie pisał w tym języku podejmujemy ryzyko związane z użyciem niesprawdzonego języka</text:p>
      <text:p text:style-name="Text_20_body">2.We wstępnej fazie projektu nie będziemy mogli przetestować działania projektu w docelowych warunkach ze względu na brak dostępu do komputerów Politechniki, zatem może okazać się że testowane komponenty w warunkach domowych nie sprawdzają się w praktyce.</text:p>
      <text:p text:style-name="Text_20_body">3.GUI będzie testowane dopiero w końcowej fazie projektu dlatego nie będziemy mogli go w pełni przetestować, co również może spowodować problemy</text:p>
      <text:p text:style-name="Text_20_body"/>
      <text:p text:style-name="Text_20_body">Zmniejszenie ryzyka:</text:p>
      <text:p text:style-name="Text_20_body">Ad1. Mimo braku znajomości Pythona posiadamy zespół doświadczonych programistów, którzy powinni zaadaptować się do nowego środowiska i przy użyciu wszechobecnych tutoriali będą w stanie skutecznie poradzić sobie z problemem.</text:p>
      <text:p text:style-name="Text_20_body">Ad2. Nałożony zostanie duży nacisk na testowanie poszczególnych komponentów, żeby uniknąć jak największej ilości niewykrytych błędów.</text:p>
      <text:p text:style-name="Text_20_body">Ad3. Osoby odpowiedzialne za GUI i za warstwę biznesową będą pozostawały w stałym kontakcie co pozwoli skutecznie koordynować ich działania</text:p>
      <text:p text:style-name="Text_20_body"/>
      <text:h text:style-name="Heading_20_1" text:outline-level="1"><text:soft-page-break/>7. Podział zadań</text:h>
      <text:p text:style-name="Text_20_body">Marcin Wojciechowski:</text:p>
      <text:list xml:id="list36642648" text:style-name="L2">
        <text:list-item>
          <text:p text:style-name="P5">Obsługa logowania</text:p>
        </text:list-item>
        <text:list-item>
          <text:p text:style-name="P5">Łączenie z bazą danych</text:p>
        </text:list-item>
        <text:list-item>
          <text:p text:style-name="P5">Dodawanie/edycja/usuwanie konsultacji (działanie na bazie danych)</text:p>
        </text:list-item>
        <text:list-item>
          <text:p text:style-name="P5">Diagram przypadków użycia systemu</text:p>
        </text:list-item>
        <text:list-item>
          <text:p text:style-name="P5">Administracja repozytorium oraz forum dyskusyjnego</text:p>
        </text:list-item>
      </text:list>
      <text:p text:style-name="Text_20_body">Andrzej Walkowiak:</text:p>
      <text:list xml:id="list36653213" text:style-name="L3">
        <text:list-item>
          <text:p text:style-name="P6">Baza danych (skrypty MySQL, kontrola poprawności w bazie)</text:p>
        </text:list-item>
        <text:list-item>
          <text:p text:style-name="P6">Optymalizacja zapytań na bazie danych</text:p>
        </text:list-item>
        <text:list-item>
          <text:p text:style-name="P6">Utworzenie schematu bazy danych</text:p>
        </text:list-item>
      </text:list>
      <text:p text:style-name="Text_20_body">Maciej Szczerbaniewicz:</text:p>
      <text:list xml:id="list36665142" text:style-name="L4">
        <text:list-item>
          <text:p text:style-name="P7">Generowanie tabeli</text:p>
        </text:list-item>
        <text:list-item>
          <text:p text:style-name="P7">Eksport/import .csv</text:p>
        </text:list-item>
        <text:list-item>
          <text:p text:style-name="P7">Dodawanie/edycja/usuwanie konsultacji (działanie na bazie danych)</text:p>
        </text:list-item>
        <text:list-item>
          <text:p text:style-name="P7">Oszacowanie kosztów projektu</text:p>
        </text:list-item>
      </text:list>
      <text:p text:style-name="Text_20_body">Michał Kozioł i Roman Tsiselskyy </text:p>
      <text:list xml:id="list36675296" text:style-name="L5">
        <text:list-item>
          <text:p text:style-name="P8">Szata graficzna strony internetowej</text:p>
        </text:list-item>
        <text:list-item>
          <text:p text:style-name="P8">Powiązanie GUI z programem</text:p>
        </text:list-item>
      </text:list>
      <text:p text:style-name="Text_20_body">Łukasz Łęczycki:</text:p>
      <text:list xml:id="list36704967" text:style-name="L6">
        <text:list-item>
          <text:p text:style-name="P9">Ustawienia dotyczące praw użytkowników</text:p>
        </text:list-item>
        <text:list-item>
          <text:p text:style-name="P9">Ustawienia dotyczące kont użytkowników</text:p>
        </text:list-item>
        <text:list-item>
          <text:p text:style-name="P9">Dokumentacja wstępna</text:p>
        </text:list-item>
        <text:list-item>
          <text:p text:style-name="P9">Ocena ryzyka </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text-properties fo:font-size="13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 L</meta:initial-creator>
    <meta:creation-date>2012-02-23T21:02:42.39</meta:creation-date>
    <dc:date>2012-02-27T16:59:52.16</dc:date>
    <dc:creator>L L</dc:creator>
    <meta:editing-duration>PT6H42M33S</meta:editing-duration>
    <meta:editing-cycles>6</meta:editing-cycles>
    <meta:generator>OpenOffice.org/3.3$Win32 OpenOffice.org_project/330m20$Build-9567</meta:generator>
    <meta:document-statistic meta:table-count="1" meta:image-count="0" meta:object-count="0" meta:page-count="5" meta:paragraph-count="134" meta:word-count="624" meta:character-count="4671"/>
  </office:meta>
</office:document-meta>
</file>